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a981" officeooo:paragraph-rsid="000da981"/>
    </style:style>
    <style:style style:name="P2" style:family="paragraph" style:parent-style-name="Standard">
      <style:text-properties officeooo:rsid="000da981" officeooo:paragraph-rsid="000fdc9a"/>
    </style:style>
    <style:style style:name="P3" style:family="paragraph" style:parent-style-name="Standard">
      <style:text-properties officeooo:rsid="000fdc9a" officeooo:paragraph-rsid="000fdc9a"/>
    </style:style>
    <style:style style:name="P4" style:family="paragraph" style:parent-style-name="Standard">
      <style:text-properties officeooo:rsid="0011987d" officeooo:paragraph-rsid="0011987d"/>
    </style:style>
    <style:style style:name="P5" style:family="paragraph" style:parent-style-name="Standard">
      <style:text-properties officeooo:rsid="00127643" officeooo:paragraph-rsid="0011987d"/>
    </style:style>
    <style:style style:name="P6" style:family="paragraph" style:parent-style-name="Standard">
      <style:text-properties officeooo:rsid="00127643" officeooo:paragraph-rsid="00127643"/>
    </style:style>
    <style:style style:name="T1" style:family="text">
      <style:text-properties officeooo:rsid="000ecb0e"/>
    </style:style>
    <style:style style:name="T2" style:family="text">
      <style:text-properties officeooo:rsid="000fdc9a"/>
    </style:style>
    <style:style style:name="T3" style:family="text">
      <style:text-properties officeooo:rsid="0011987d"/>
    </style:style>
    <style:style style:name="T4" style:family="text">
      <style:text-properties officeooo:rsid="001398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demo is not to show off ui features of the browser but to demonstrate the real-time communication achieved. The demo has interactive resume(mine). You can select a section of the resume on the phone and the browser will nav and zoom to that section, in real-time. I also included a console that has images that you can zoom, replace and nav with images off your phone. Pretty neat, You should give it a try.</text:p>
      <text:p text:style-name="P1"></text:p>
      <text:p text:style-name="P1"/>
      <text:p text:style-name="P3">Will I have to login again?</text:p>
      <text:p text:style-name="P1">I created a few ways to log into the server. We can use the common user <text:span text:style-name="T1">n</text:span>ame and password, but why would I want the user to have to log in twice and then again per each device. I'm guessing in most cases the phone is personal and should be able to store credentials without many concerns. Then the browser is just the opposite. It might be shared between co-workers, hotel residents or other shopping consumers etc.. We might never know the software installed and running along side the browser. It could be key logging or anything. While writing the communication I decided to give the browser a login that uses scannable codes. This way the browser or the computer the browser is running on will never have your user name and password enter into its keyboard cache or into its memory. I do this by using a random GUID that gets shared between browser and the server. When the phone scans this code <text:span text:style-name="T1">off the browser screen</text:span> it then ask the server to login that particular browser session via my communication. The phone then provides its credentials <text:span text:style-name="T1">for that particular GUID. The login then happens. It gets a little more complicated handling the session stuff. I will not share that part of the login for security reasons.</text:span></text:p>
      <text:p text:style-name="P1"/>
      <text:p text:style-name="P2"><text:span text:style-name="T2">How are we able to communicate?</text:span></text:p>
      <text:p text:style-name="P2"/>
      <text:p text:style-name="P3">After many failed attempts using polling, php sockets, apache hacks, I discovered nodejs. Nodejs was able to provide a nice place to house a websocket server. From that I had to build a full protocol for transferring data and several different transfer styles. I kept the protocol simple. It has three layers. Transport layer, routing layer and data layer. There are three styles of transferring data. Filter, <text:s/>transaction and transaction series. The filter style is best used for realtime transfer. It is a one way transmit or send and forget. The transaction is like a query or expects a return from the receiving end to complete. This is great for asynchronous callbacks. The callbacks get the data requested then they can execute based on that data. <text:span text:style-name="T3">Then there is the more complicated style, transaction series. It is very similar to the transaction except it uses an iterator. This is same as buffer sized transmits. I had found some limitations to json parsers and needed a way to break the size up into parsable fragments. </text:span></text:p>
      <text:p text:style-name="P3"/>
      <text:p text:style-name="P4">Then each device has a GUID and the server uses a hashlookup for the connection. The server also relates devices to the user account. I call this relation family devices. When a device logs in or out a broadcast is made to each of the family devices. They receive detailed information about this change. The devices store the other devices GUID's and basically send data using one of the communication styles. Press a button or take an action on the phone, then the browser is notified or asked to take a specific action and vise versa. </text:p>
      <text:p text:style-name="P5"/>
      <text:p text:style-name="P5"/>
      <text:p text:style-name="P6">Can I send sms and receive on my browser?</text:p>
      <text:p text:style-name="P6"/>
      <text:p text:style-name="P6">Absolutely, with Arfsync you can create and receive sms in comfort. I love being able to type rather than pecking a two inch screen. You even get a pop-up screen when new messages arrive. When you send or receive a quick list is built on the right hand side for easy switching of contacts. The last contact you sent or received will be on the top. <text:span text:style-name="T4">This allows you to have a more organized multi-</text:span><text:soft-page-break/><text:span text:style-name="T4">conversation with your network of contacts. You also have a history list of messages to view per conta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3T06:38:50.912947048</meta:creation-date>
    <dc:date>2015-01-13T09:09:17.117155661</dc:date>
    <meta:editing-duration>PT1H58M34S</meta:editing-duration>
    <meta:editing-cycles>2</meta:editing-cycles>
    <meta:generator>LibreOffice/4.2.7.2$Linux_X86_64 LibreOffice_project/420m0$Build-2</meta:generator>
    <meta:document-statistic meta:table-count="0" meta:image-count="0" meta:object-count="0" meta:page-count="2" meta:paragraph-count="9" meta:word-count="676" meta:character-count="3802" meta:non-whitespace-character-count="3128"/>
  </office:meta>
</office:document-meta>
</file>